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Test_ISO8601_ThreeLetterISO8601TimeZone.test_date_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O.setGmtCreate( Calendar gmt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est_ISO8601_ThreeLetterISO8601TimeZone.f_test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O.getGmt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